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sans-serif" fo:font-size="13.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MD</text:p>
      <text:p text:style-name="Standard"/>
      <text:p text:style-name="Standard"><text:span text:style-name="T1">objectif de procurer un outil simple pour évaluer la sévérité quantitativement et pour montrer les changements de la maladie. Elle ne doit pas être utilisée dans unbut de diagnostic (77).LaHamilton Depression Rating Scalecomporte 21 items (Hamilton Depression Rating Scale-21) qui évaluent: </text:span><text:span text:style-name="T1">l’humeur dépressive;</text:span><text:span text:style-name="T1">les sentiments de culpabilité;</text:span><text:span text:style-name="T1">le suicide;</text:span><text:span text:style-name="T1">l’insomnie d’endormissement;</text:span><text:span text:style-name="T1">l’insomnie du milieu de la nuit;</text:span><text:span text:style-name="T1">le travail et les activités;</text:span><text:span text:style-name="T1">le ralentissement psychomoteur;</text:span><text:span text:style-name="T1">l’agitation;</text:span><text:span text:style-name="T1">l’anxiété psychique;</text:span><text:span text:style-name="T1">l’anxiété somatique;</text:span><text:span text:style-name="T1">les symptômes somatiques gastro-intestinaux;</text:span><text:span text:style-name="T1">les symptômes somatiques généraux;</text:span><text:span text:style-name="T1">les symptômes génitaux;</text:span><text:span text:style-name="T1">l’hypochondrie;</text:span><text:span text:style-name="T1">la perte de poids;</text:span><text:span text:style-name="T1">la prise de conscience de l’état dépressif;</text:span><text:span text:style-name="T1">la variation nycthémérale des symptômes;</text:span><text:span text:style-name="T1">la dépersonnalisation;</text:span><text:span text:style-name="T1">les symptômes délirants et les symptômes obsessionnels et compulsionnels. Il s’agit d’un hétéro-questionnaire qui concerne la semaine écoulée. L’âge de la population cible est</text:span>≥ <text:span text:style-name="T1">16 ans.L’échelle est remplie par un évaluateur (ou un professionnel) après un entretien avec le patient. Un guide est proposé pour aider l’évaluateur à mener cet entretien.L’évaluateur est guidé pour chacun des 21 items. Concernant le principe de cotation du questionnaire:Neuf items sont cotés sur une échelle de 5 points (0, 1, 2, 3 ou 4) correspondantà des symptômes considérés respectivement comme absents, douteux ou non significatifs, légers, moyens, impor-tants. Huititems sont cotés sur une échelle de 3 points (0, 1, 2) correspondant à des symptômes consi-dérés comme absents, douteux ou légers, moyens ou importants. L’item concernant la perte de poids peut être coté de façon subjective (dires du patient) ou objec-tive(pesée),mais une seule de ces deux cotations est comptabilisée pour le score total au HRSD. Ce score total est la somme de cotation des 17 premiers items et varie de 0 à 52.Remarque La cotation de quatreitems (items 18,19,20 et 21) n’est pas prise en compte pour le calcul du score total obtenu,si bien que certains auteurs désignent laHamilton Depression Rating Scale-21 par le terme de Hamilton Depression Rating Scale-17(50).SeuilsUn score &lt;7 correspond à l’absence de dépression(50, 79).</text:span> </text:p>
      <text:p text:style-name="Standard"/>
      <text:p text:style-name="Standard"><text:span text:style-name="T1">Les auteurs concluent que les seuils de score de la Hamilton Depression Rating Scalerecommandés sont les suivants : </text:span><text:span text:style-name="T1">0 à 7 : pas de dépression ;</text:span><text:span text:style-name="T1">8 à 16 : dépression légère ; </text:span><text:span text:style-name="T1">17 à 23 : dépression modérée;</text:span><text:span text:style-name="T1">et ≥ à 24 : dépression sévère.L’étude de Furukawade2010 (49)rapporte qu’une analyse post-hocde septessais cliniques randomisés concernant la dépression caractérisée, incluant un total de 1927 sujets, basée sur une corrélation entre le score de la Hamilton Depression Rating Scaleet le score du Clinical Global Impression SeverityScale, aétabli les recommandations d'interprétation suivantes pour les scores suivants : </text:span><text:span text:style-name="T1">0-3 : normal, pas du tout malade;</text:span><text:span text:style-name="T1">4-7 : limite malade (8-15 : légèrement malade)</text:span> <text:span text:style-name="T1">16-26 : modérément malade;</text:span><text:span text:style-name="T1">27 : sévèrement malade.L</text:span>’<text:span text:style-name="T1">étude de Williamsde1988(79).Les scores pour les différents seuils de sévérité de laHamilton Depression Rating Scalesont: </text:span><text:span text:style-name="T1">0-7: pas de dépression;</text:span><text:span text:style-name="T1">8-17: dépression légère;</text:span><text:span text:style-name="T1">18-25: dépression modérée;</text:span><text:span text:style-name="T1">26-52: dépression sévèr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5T18:10:57.57</meta:creation-date>
    <meta:document-statistic meta:table-count="0" meta:image-count="0" meta:object-count="0" meta:page-count="1" meta:paragraph-count="3" meta:word-count="490" meta:character-count="3165"/>
    <dc:date>2020-04-15T18:18:58.46</dc:date>
    <meta:editing-duration>PT8M1S</meta:editing-duration>
    <meta:editing-cycles>1</meta:editing-cycles>
    <meta:generator>OpenOffice/4.1.6$Win32 OpenOffice.org_project/416m1$Build-9790</meta:generator>
  </office:meta>
</office:document-meta>
</file>